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4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Прайс лис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Це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Ёлочный шарик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ирлянда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андарины 1кг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робка конфет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Ёлка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ельмени 1кг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стрюля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Яблоки 1кг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артофель 1кг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акароны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Поставки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ID товар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Дата поставки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5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0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2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14.11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21.8.2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21.8.2024</text:p>
          </table:table-cell>
        </table:table-row>
        <table:table-row table:style-name="ro1" table:number-rows-repeated="10472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Статистика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family-complex="Roboto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01:13:22.159041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24.2.4.2$Linux_X86_64 LibreOffice_project/420$Build-2</meta:generator>
    <dc:date>2025-01-11T01:18:14.446887200</dc:date>
    <meta:editing-duration>PT4M52S</meta:editing-duration>
    <meta:editing-cycles>1</meta:editing-cycles>
    <meta:document-statistic meta:table-count="3" meta:cell-count="3954" meta:object-count="0"/>
  </office:meta>
</office:document-meta>
</file>